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31ea" officeooo:paragraph-rsid="001e31ea"/>
    </style:style>
    <style:style style:name="P2" style:family="paragraph" style:parent-style-name="Standard">
      <style:text-properties officeooo:rsid="0020296f" officeooo:paragraph-rsid="0020296f"/>
    </style:style>
    <style:style style:name="P3" style:family="paragraph" style:parent-style-name="Standard">
      <style:text-properties officeooo:rsid="0020296f" officeooo:paragraph-rsid="0020296f"/>
    </style:style>
    <style:style style:name="P4" style:family="paragraph" style:parent-style-name="Standard">
      <style:text-properties officeooo:rsid="0020dc0b" officeooo:paragraph-rsid="0020dc0b"/>
    </style:style>
    <style:style style:name="P5" style:family="paragraph" style:parent-style-name="Standard">
      <style:text-properties officeooo:rsid="0022ae12" officeooo:paragraph-rsid="0022ae12"/>
    </style:style>
    <style:style style:name="T1" style:family="text">
      <style:text-properties officeooo:rsid="001e31ea"/>
    </style:style>
    <style:style style:name="T2" style:family="text">
      <style:text-properties officeooo:rsid="002029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3. g<text:span text:style-name="T1">it clone </text:span><text:a xlink:type="simple" xlink:href="https://github.com/amrithashaji/cognicor.git" text:style-name="Internet_20_link" text:visited-style-name="Visited_20_Internet_20_Link"><text:span text:style-name="T1">https://github.com/amrithashaji/cognicor.git</text:span></text:a></text:p>
      <text:p text:style-name="P5">cd <text:s/><text:a xlink:type="simple" xlink:href="https://github.com/amrithashaji/cognicor.git" text:style-name="Internet_20_link" text:visited-style-name="Visited_20_Internet_20_Link"><text:span text:style-name="T1">cognicor</text:span></text:a></text:p>
      <text:p text:style-name="P2">4. <text:span text:style-name="T1">virtualenv env -p python3.6</text:span></text:p>
      <text:p text:style-name="P2">5. <text:span text:style-name="T1">source env/bin/activate</text:span></text:p>
      <text:p text:style-name="P2">6. pip install -r requirement.txt</text:p>
      <text:p text:style-name="P2">7. <text:span text:style-name="T1">python manage.py migrate</text:span></text:p>
      <text:p text:style-name="P2">8. <text:span text:style-name="T1">python manage.py createsuperuser</text:span>(username:admin, password:admin123)</text:p>
      <text:p text:style-name="P2">9. <text:span text:style-name="T1">python manage.py runserver</text:span></text:p>
      <text:p text:style-name="P4">10. your ip:port/login (in browser)</text:p>
      <text:p text:style-name="P2"/>
      <text:p text:style-name="P1"/>
      <text:p text:style-name="P1"/>
      <text:p text:style-name="P1"/>
      <text:p text:style-name="P1"/>
      <text:p text:style-name="P1">cd amritha/</text:p>
      <text:p text:style-name="P1"><text:s/>1989 <text:s/>git init</text:p>
      <text:p text:style-name="P1"><text:s/>1990 <text:s/>git clone https://github.com/amrithashaji/cognicor.git</text:p>
      <text:p text:style-name="P1"><text:s/>1991 <text:s/>pip freeze</text:p>
      <text:p text:style-name="P1"><text:s/>1992 <text:s/>lsd</text:p>
      <text:p text:style-name="P1"><text:s/>1993 <text:s/>ls</text:p>
      <text:p text:style-name="P1"><text:s/>1994 <text:s/>cd cognicor/</text:p>
      <text:p text:style-name="P1"><text:s/>1995 <text:s/>source venv/bin/activate</text:p>
      <text:p text:style-name="P1"><text:s/>1996 <text:s/>pip freeze</text:p>
      <text:p text:style-name="P1"><text:s/>1997 <text:s/>clear</text:p>
      <text:p text:style-name="P1"><text:s/>1998 <text:s/>virtualenv env -p python3.6</text:p>
      <text:p text:style-name="P1"><text:s/>1999 <text:s/>source env/bin/activate</text:p>
      <text:p text:style-name="P1"><text:s/>2000 <text:s/>python --version</text:p>
      <text:p text:style-name="P1"><text:s/>2001 <text:s/>which python</text:p>
      <text:p text:style-name="P1"><text:s/>2002 <text:s/>pip install django</text:p>
      <text:p text:style-name="P1"><text:s/>2003 <text:s/>pip freeze</text:p>
      <text:p text:style-name="P1"><text:s/>2004 <text:s/>cd Employee/</text:p>
      <text:p text:style-name="P1"><text:s/>2005 <text:s/>ls</text:p>
      <text:p text:style-name="P1"><text:s/>2006 <text:s/>python manage.py makemigration</text:p>
      <text:p text:style-name="P1"><text:s/>2007 <text:s/>python manage.py makemigrations</text:p>
      <text:p text:style-name="P1"><text:s/>2008 <text:s/>python manage.py migrate</text:p>
      <text:p text:style-name="P1"><text:s/>2009 <text:s/>pip install djangorestframework</text:p>
      <text:p text:style-name="P1"><text:s/>2010 <text:s/>python manage.py migrate</text:p>
      <text:p text:style-name="P1"><text:s/>2011 <text:s/>pip install mysqlclient</text:p>
      <text:p text:style-name="P1"><text:s/>2012 <text:s/>python manage.py migrate</text:p>
      <text:p text:style-name="P1"><text:s/>2013 <text:s/>pip install requests</text:p>
      <text:p text:style-name="P1"><text:s/>2014 <text:s/>python manage.py migrate</text:p>
      <text:p text:style-name="P1"><text:s/>2015 <text:s/>pip install Pillow</text:p>
      <text:p text:style-name="P1"><text:s/>2016 <text:s/>python manage.py migrate</text:p>
      <text:p text:style-name="P1"><text:s/>2017 <text:s/>python manage.py runserver</text:p>
      <text:p text:style-name="P1"><text:s/>2018 <text:s/>python manage.py createsuperuser</text:p>
      <text:p text:style-name="P1"><text:s/>2019 <text:s/>python manage.py runserver</text:p>
      <text:p text:style-name="P1"><text:s/>2020 <text:s/>python manage.py runserver 0:8002</text:p>
      <text:p text:style-name="P1"><text:s/>2021 <text:s/>pip freeze</text:p>
      <text:p text:style-name="P1"><text:s/>2022 <text:s/>cd ..</text:p>
      <text:p text:style-name="P1"><text:s/>2023 <text:s/>cd..</text:p>
      <text:p text:style-name="P1"><text:s/>2024 <text:s/>cd ..</text:p>
      <text:p text:style-name="P1"><text:soft-page-break/><text:s/>2025 <text:s/>cd amritha/</text:p>
      <text:p text:style-name="P1"><text:s/>2026 <text:s/>pip freez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6:39:17.080205723</meta:creation-date>
    <dc:date>2019-10-22T19:43:23.885163521</dc:date>
    <meta:editing-duration>PT23M4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48" meta:word-count="169" meta:character-count="1279" meta:non-whitespace-character-count="1082"/>
  </office:meta>
</office:document-meta>
</file>